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9cm"/>
    </style:style>
    <style:style style:name="co3" style:family="table-column">
      <style:table-column-properties fo:break-before="auto" style:column-width="2.939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5pt" style:font-size-asian="15pt" style:font-size-complex="15pt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 style:data-style-name="N0"/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 style:data-style-name="N10122"/>
    <style:style style:name="ce6" style:family="table-cell" style:parent-style-name="Default" style:data-style-name="N10122">
      <style:table-cell-properties fo:border="0.74pt solid #000000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2.76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  <style:style style:name="gr4" style:family="graphic" style:parent-style-name="Note">
      <style:graphic-properties fo:min-height="1.976cm" loext:decorative="false"/>
      <style:paragraph-properties style:writing-mode="lr-tb"/>
    </style:style>
    <style:style style:name="gr5" style:family="graphic" style:parent-style-name="Note">
      <style:graphic-properties fo:min-height="4.819cm" loext:decorative="false"/>
      <style:paragraph-properties style:writing-mode="lr-tb"/>
    </style:style>
    <style:style style:name="gr6" style:family="graphic" style:parent-style-name="Note">
      <style:graphic-properties fo:min-height="1.599cm" loext:decorative="false"/>
      <style:paragraph-properties style:writing-mode="lr-tb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office:annotation draw:style-name="gr1" svg:width="2.899cm" svg:height="4.151cm" svg:x="23.178cm" svg:y="0cm" draw:caption-point-x="-0.61cm" draw:caption-point-y="0.913cm">
              <dc:creator>Autoría desconocida</dc:creator>
              <dc:date>2024-10-23T00:00:00</dc:date>
              <text:p>ES LA CANTIDAD QUE UNA VEZ PRODUCIDA Y VENDIDA EL BENEFICIO ES 0<text:line-break/><text:line-break/>UR = CF/(PV * PC)</text:p>
            </office:annotation>
            <text:p>UMBRAL DE RENTABILIDAD</text:p>
          </table:table-cell>
          <table:covered-table-cell table:number-columns-repeated="7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1" office:value-type="string" calcext:value-type="string">
            <text:p>Casas</text:p>
          </table:table-cell>
          <table:table-cell/>
          <table:table-cell office:value-type="string" calcext:value-type="string">
            <text:p>Ffijo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precio coste</text:p>
          </table:table-cell>
          <table:table-cell office:value-type="float" office:value="3" calcext:value-type="float">
            <text:p>3</text:p>
          </table:table-cell>
          <table:table-cell table:formula="of:=[$Auxiliar.F4]" office:value-type="string" office:string-value="€/Casa" calcext:value-type="string">
            <text:p>€/Ca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recio venta</text:p>
          </table:table-cell>
          <table:table-cell office:value-type="float" office:value="5" calcext:value-type="float">
            <text:p>5</text:p>
          </table:table-cell>
          <table:table-cell table:formula="of:=[$Auxiliar.F4]" office:value-type="string" office:string-value="€/Casa" calcext:value-type="string">
            <text:p>€/Casa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 table:number-columns-spanned="2" table:number-rows-spanned="1">
            <text:p>Umbral Rentabilidad</text:p>
          </table:table-cell>
          <table:covered-table-cell/>
          <table:table-cell table:style-name="ce4" table:formula="of:=[.G6]/([.K8]-[.K6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mprobante</text:p>
          </table:table-cell>
          <table:table-cell office:value-type="float" office:value="2500" calcext:value-type="float">
            <text:p>2500</text:p>
          </table:table-cell>
          <table:table-cell table:style-name="ce9" table:formula="of:=IF([.F18]=[.G15];[Auxiliar.E24];IF([.F18]&lt;[.G15];[Auxiliar.E23];[Auxiliar.E22]))" office:value-type="string" office:string-value="Beneficio +" calcext:value-type="string">
            <text:p>Beneficio +</text:p>
          </table:table-cell>
          <table:table-cell table:number-columns-repeated="5"/>
        </table:table-row>
      </table:table>
      <table:table table:name="Demostració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row table:style-name="ro1" table:number-rows-repeated="7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5" table:formula="of:=CONCATENATE([$Auxiliar.C12];&quot; &quot;;[$Datos.D6])" office:value-type="string" office:string-value="0 Casas" calcext:value-type="string">
            <text:p>0 Casas</text:p>
          </table:table-cell>
          <table:table-cell table:style-name="ce5" table:formula="of:=CONCATENATE([$Auxiliar.D12];&quot; &quot;;[Datos.$D$6])" office:value-type="string" office:string-value="750 Casas" calcext:value-type="string">
            <text:p>750 Casas</text:p>
          </table:table-cell>
          <table:table-cell table:style-name="ce5" table:formula="of:=CONCATENATE([$Auxiliar.E12];&quot; &quot;;[Datos.$D$6])" office:value-type="string" office:string-value="1500 Casas" calcext:value-type="string">
            <text:p>1500 Casas</text:p>
          </table:table-cell>
          <table:table-cell table:style-name="ce5" table:formula="of:=CONCATENATE([$Auxiliar.F12];&quot; &quot;;[Datos.$D$6])" office:value-type="string" office:string-value="3000 Casas" calcext:value-type="string">
            <text:p>3000 Casas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2" svg:width="2.899cm" svg:height="2.966cm" svg:x="6.627cm" svg:y="2.112cm" draw:caption-point-x="-0.61cm" draw:caption-point-y="1.51cm">
              <dc:creator>Autoría desconocida</dc:creator>
              <dc:date>2024-10-23T00:00:00</dc:date>
              <text:p>Coste Fijo siempre es igual y es independiente al número de unidades producidas</text:p>
            </office:annotation>
            <text:p>C Fijo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  <table:table-cell table:formula="of:=[Datos.$G$6]" office:value-type="currency" office:currency="EUR" office:value="3000" calcext:value-type="currency">
            <text:p>3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3" svg:width="2.899cm" svg:height="2.571cm" svg:x="6.627cm" svg:y="2.564cm" draw:caption-point-x="-0.61cm" draw:caption-point-y="1.51cm">
              <dc:creator>Autoría desconocida</dc:creator>
              <dc:date>2024-10-23T00:00:00</dc:date>
              <text:p>Es el coste que cambia y depende de las unidades producidas</text:p>
              <text:p>CV = q*pcq</text:p>
            </office:annotation>
            <text:p>C Variable</text:p>
          </table:table-cell>
          <table:table-cell table:formula="of:=[$Auxiliar.C12]*[Datos.$K$6]" office:value-type="currency" office:currency="EUR" office:value="0" calcext:value-type="currency">
            <text:p>0.00 €</text:p>
          </table:table-cell>
          <table:table-cell table:formula="of:=[$Auxiliar.D12]*[Datos.$K$6]" office:value-type="currency" office:currency="EUR" office:value="2250" calcext:value-type="currency">
            <text:p>2,250.00 €</text:p>
          </table:table-cell>
          <table:table-cell table:formula="of:=[$Auxiliar.E12]*[Datos.$K$6]" office:value-type="currency" office:currency="EUR" office:value="4500" calcext:value-type="currency">
            <text:p>4,500.00 €</text:p>
          </table:table-cell>
          <table:table-cell table:formula="of:=[$Auxiliar.F12]*[Datos.$K$6]" office:value-type="currency" office:currency="EUR" office:value="9000" calcext:value-type="currency">
            <text:p>9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4" svg:width="2.899cm" svg:height="2.176cm" svg:x="6.627cm" svg:y="3.016cm" draw:caption-point-x="-0.61cm" draw:caption-point-y="1.51cm">
              <dc:creator>Autoría desconocida</dc:creator>
              <dc:date>2024-10-23T00:00:00</dc:date>
              <text:p>CT = CF+Cv</text:p>
              <text:p>El coste de todas las unidades producidas</text:p>
            </office:annotation>
            <text:p>C Total</text:p>
          </table:table-cell>
          <table:table-cell table:formula="of:=[.C9]+[.C10]" office:value-type="currency" office:currency="EUR" office:value="3000" calcext:value-type="currency">
            <text:p>3,000.00 €</text:p>
          </table:table-cell>
          <table:table-cell table:formula="of:=[.D9]+[.D10]" office:value-type="currency" office:currency="EUR" office:value="5250" calcext:value-type="currency">
            <text:p>5,250.00 €</text:p>
          </table:table-cell>
          <table:table-cell table:formula="of:=[.E9]+[.E10]" office:value-type="currency" office:currency="EUR" office:value="7500" calcext:value-type="currency">
            <text:p>7,500.00 €</text:p>
          </table:table-cell>
          <table:table-cell table:formula="of:=[.F9]+[.F10]" office:value-type="currency" office:currency="EUR" office:value="12000" calcext:value-type="currency">
            <text:p>12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4" svg:width="2.899cm" svg:height="2.176cm" svg:x="6.627cm" svg:y="3.467cm" draw:caption-point-x="-0.61cm" draw:caption-point-y="1.51cm">
              <dc:creator>Autoría desconocida</dc:creator>
              <dc:date>2024-10-23T00:00:00</dc:date>
              <text:p>Ingreso = q*pvq</text:p>
              <text:p>La cantidad que obtengo al vender el producto</text:p>
            </office:annotation>
            <text:p>Ingreso</text:p>
          </table:table-cell>
          <table:table-cell table:formula="of:=[$Auxiliar.C12]*[Datos.$K$8]" office:value-type="currency" office:currency="EUR" office:value="0" calcext:value-type="currency">
            <text:p>0.00 €</text:p>
          </table:table-cell>
          <table:table-cell table:formula="of:=[$Auxiliar.D12]*[Datos.$K$8]" office:value-type="currency" office:currency="EUR" office:value="3750" calcext:value-type="currency">
            <text:p>3,750.00 €</text:p>
          </table:table-cell>
          <table:table-cell table:formula="of:=[$Auxiliar.E12]*[Datos.$K$8]" office:value-type="currency" office:currency="EUR" office:value="7500" calcext:value-type="currency">
            <text:p>7,500.00 €</text:p>
          </table:table-cell>
          <table:table-cell table:formula="of:=[$Auxiliar.F12]*[Datos.$K$8]" office:value-type="currency" office:currency="EUR" office:value="15000" calcext:value-type="currency">
            <text:p>15,000.00 €</text:p>
          </table:table-cell>
        </table:table-row>
        <table:table-row table:style-name="ro1">
          <table:table-cell/>
          <table:table-cell table:style-name="ce5" office:value-type="string" calcext:value-type="string">
            <office:annotation draw:style-name="gr5" svg:width="2.899cm" svg:height="5.019cm" svg:x="6.627cm" svg:y="3.919cm" draw:caption-point-x="-0.61cm" draw:caption-point-y="1.51cm">
              <dc:creator>Autoría desconocida</dc:creator>
              <dc:date>2024-10-23T00:00:00</dc:date>
              <text:p>El beneficio es el resultado financiero positivo que obtiene una empresa como recompensa por la actividad económica que realiza</text:p>
              <text:p><text:span text:style-name="T1">Bº = ingresos -costes totales</text:span></text:p>
            </office:annotation>
            <text:p>Beneficio</text:p>
          </table:table-cell>
          <table:table-cell table:formula="of:=[.C12]-[.C11]" office:value-type="currency" office:currency="EUR" office:value="-3000" calcext:value-type="currency">
            <text:p>-3,000.00 €</text:p>
          </table:table-cell>
          <table:table-cell table:formula="of:=[.D12]-[.D11]" office:value-type="currency" office:currency="EUR" office:value="-1500" calcext:value-type="currency">
            <text:p>-1,500.00 €</text:p>
          </table:table-cell>
          <table:table-cell table:formula="of:=[.E12]-[.E11]" office:value-type="currency" office:currency="EUR" office:value="0" calcext:value-type="currency">
            <text:p>0.00 €</text:p>
          </table:table-cell>
          <table:table-cell table:formula="of:=[.F12]-[.F11]" office:value-type="currency" office:currency="EUR" office:value="3000" calcext:value-type="currency">
            <text:p>3,000.00 €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1" table:number-columns-repeated="5"/>
        </table:table-row>
        <table:table-row table:style-name="ro1">
          <table:table-cell/>
          <table:table-cell table:style-name="ce6" office:value-type="string" calcext:value-type="string">
            <office:annotation draw:style-name="gr6" svg:width="2.899cm" svg:height="1.799cm" svg:x="6.627cm" svg:y="5.273cm" draw:caption-point-x="-0.61cm" draw:caption-point-y="1.51cm">
              <dc:creator>Autoría desconocida</dc:creator>
              <dc:date>2024-10-29T09:32:00</dc:date>
              <text:p>Cfme = Cf/und</text:p>
              <text:p>Calculamos el coste fijo de cada unidad</text:p>
            </office:annotation>
            <text:p>Coste Fijo medio</text:p>
          </table:table-cell>
          <table:table-cell office:value-type="string" calcext:value-type="string">
            <text:p>--------------</text:p>
          </table:table-cell>
          <table:table-cell table:formula="of:=[.D9]/[$Auxiliar.D12]" office:value-type="currency" office:currency="EUR" office:value="4" calcext:value-type="currency">
            <text:p>4.00 €</text:p>
          </table:table-cell>
          <table:table-cell table:formula="of:=[.E9]/[$Auxiliar.E12]" office:value-type="currency" office:currency="EUR" office:value="2" calcext:value-type="currency">
            <text:p>2.00 €</text:p>
          </table:table-cell>
          <table:table-cell table:formula="of:=[.F9]/[$Auxiliar.F12]" office:value-type="currency" office:currency="EUR" office:value="1" calcext:value-type="currency">
            <text:p>1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Coste Variable medio</text:p>
          </table:table-cell>
          <table:table-cell office:value-type="string" calcext:value-type="string">
            <text:p>--------------</text:p>
          </table:table-cell>
          <table:table-cell table:formula="of:=[.D10]/[$Auxiliar.D12]" office:value-type="currency" office:currency="EUR" office:value="3" calcext:value-type="currency">
            <text:p>3.00 €</text:p>
          </table:table-cell>
          <table:table-cell table:formula="of:=[.E10]/[$Auxiliar.E12]" office:value-type="currency" office:currency="EUR" office:value="3" calcext:value-type="currency">
            <text:p>3.00 €</text:p>
          </table:table-cell>
          <table:table-cell table:formula="of:=[.F10]/[$Auxiliar.F12]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Coste Total medio</text:p>
          </table:table-cell>
          <table:table-cell office:value-type="string" calcext:value-type="string">
            <text:p>--------------</text:p>
          </table:table-cell>
          <table:table-cell table:formula="of:=[.D11]/[$Auxiliar.D12]" office:value-type="currency" office:currency="EUR" office:value="7" calcext:value-type="currency">
            <text:p>7.00 €</text:p>
          </table:table-cell>
          <table:table-cell table:formula="of:=[.E11]/[$Auxiliar.E12]" office:value-type="currency" office:currency="EUR" office:value="5" calcext:value-type="currency">
            <text:p>5.00 €</text:p>
          </table:table-cell>
          <table:table-cell table:formula="of:=[.F11]/[$Auxiliar.F12]" office:value-type="currency" office:currency="EUR" office:value="4" calcext:value-type="currency">
            <text:p>4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Ingreso medio</text:p>
          </table:table-cell>
          <table:table-cell office:value-type="string" calcext:value-type="string">
            <text:p>--------------</text:p>
          </table:table-cell>
          <table:table-cell table:formula="of:=[.D12]/[$Auxiliar.D12]" office:value-type="currency" office:currency="EUR" office:value="5" calcext:value-type="currency">
            <text:p>5.00 €</text:p>
          </table:table-cell>
          <table:table-cell table:formula="of:=[.E12]/[$Auxiliar.E12]" office:value-type="currency" office:currency="EUR" office:value="5" calcext:value-type="currency">
            <text:p>5.00 €</text:p>
          </table:table-cell>
          <table:table-cell table:formula="of:=[.F12]/[$Auxiliar.F12]" office:value-type="currency" office:currency="EUR" office:value="5" calcext:value-type="currency">
            <text:p>5.00 €</text:p>
          </table:table-cell>
        </table:table-row>
        <table:table-row table:style-name="ro1">
          <table:table-cell/>
          <table:table-cell table:style-name="ce6" office:value-type="string" calcext:value-type="string">
            <text:p>Beneficio medio</text:p>
          </table:table-cell>
          <table:table-cell office:value-type="string" calcext:value-type="string">
            <text:p>--------------</text:p>
          </table:table-cell>
          <table:table-cell table:formula="of:=[.D13]/[$Auxiliar.D12]" office:value-type="currency" office:currency="EUR" office:value="-2" calcext:value-type="currency">
            <text:p>-2.00 €</text:p>
          </table:table-cell>
          <table:table-cell table:formula="of:=[.E13]/[$Auxiliar.E12]" office:value-type="currency" office:currency="EUR" office:value="0" calcext:value-type="currency">
            <text:p>0.00 €</text:p>
          </table:table-cell>
          <table:table-cell table:formula="of:=[.F13]/[$Auxiliar.F12]" office:value-type="currency" office:currency="EUR" office:value="1" calcext:value-type="currency">
            <text:p>1.00 €</text:p>
          </table:table-cell>
        </table:table-row>
      </table:table>
      <table:table table:name="Gráfica" table:style-name="ta1">
        <table:shapes>
          <draw:frame draw:z-index="1" draw:style-name="gr7" draw:text-style-name="P1" svg:width="15.999cm" svg:height="8.999cm" svg:x="18.927cm" svg:y="1.517cm">
            <draw:object draw:notify-on-update-of-ranges="Demostración.D17:Demostración.F17 Auxiliar.D12:Auxiliar.F12 Demostración.D20:Demostración.F20 Auxiliar.D12:Auxiliar.F12 Auxiliar.I21:Auxiliar.I22 Auxiliar.G21:Auxiliar.G22 Demostración.D18:Demostración.F18 Auxiliar.D12:Auxiliar.F12 Demostración.D19:Demostración.F19 Auxiliar.D12:Auxiliar.F12 Demostración.C16:Demostración.F16 Auxiliar.C12:Auxiliar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draw:z-index="0" draw:style-name="gr7" draw:text-style-name="P1" svg:width="15.999cm" svg:height="8.999cm" svg:x="0.059cm" svg:y="0.153cm">
              <draw:object draw:notify-on-update-of-ranges="Demostración.B9:Demostración.B13 Auxiliar.C12:Auxiliar.F12 Demostración.B9:Demostración.B9 Demostración.C9:Demostración.F9 Auxiliar.H21:Auxiliar.H22 Auxiliar.G21:Auxiliar.G22 Auxiliar.E16:Auxiliar.E17 Auxiliar.D16:Auxiliar.D17 Auxiliar.C12:Auxiliar.F12 Demostración.B10:Demostración.B10 Demostración.C10:Demostración.F10 Auxiliar.C12:Auxiliar.F12 Demostración.B11:Demostración.B11 Demostración.C11:Demostración.F11 Auxiliar.C12:Auxiliar.F12 Demostración.B12:Demostración.B12 Demostración.C12:Demostración.F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Auxiliar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[$Datos.D6]" office:value-type="string" office:string-value="Casas" calcext:value-type="string">
            <text:p>Casas</text:p>
          </table:table-cell>
          <table:table-cell table:formula="of:=LEN([.B4])" office:value-type="float" office:value="5" calcext:value-type="float">
            <text:p>5</text:p>
          </table:table-cell>
          <table:table-cell table:formula="of:=[.C4]-1" office:value-type="float" office:value="4" calcext:value-type="float">
            <text:p>4</text:p>
          </table:table-cell>
          <table:table-cell/>
          <table:table-cell table:formula="of:=CONCATENATE(&quot;€/&quot;;[.C5])" office:value-type="string" office:string-value="€/Casa" calcext:value-type="string">
            <text:p>€/Cas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LEFT([.B4];[.D4])" office:value-type="string" office:string-value="Casa" calcext:value-type="string">
            <text:p>Cas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formula="of:=CONCATENATE()">
            <text:p/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E12]/2" office:value-type="float" office:value="750" calcext:value-type="float">
            <text:p>750</text:p>
          </table:table-cell>
          <table:table-cell table:formula="of:=[$Datos.G15]" office:value-type="float" office:value="1500" calcext:value-type="float">
            <text:p>1500</text:p>
          </table:table-cell>
          <table:table-cell table:formula="of:=[.E12]*2" office:value-type="float" office:value="3000" calcext:value-type="float">
            <text:p>30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greso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F18]" office:value-type="float" office:value="2500" calcext:value-type="float">
            <text:p>2500</text:p>
          </table:table-cell>
          <table:table-cell table:formula="of:=[$Datos.G6]+([$Datos.F18]*[$Datos.K6])" office:value-type="float" office:value="10500" calcext:value-type="float">
            <text:p>10500</text:p>
          </table:table-cell>
          <table:table-cell/>
          <table:table-cell table:formula="of:=[.E17]-[.E16]" office:value-type="float" office:value="2000" calcext:value-type="float">
            <text:p>2000</text:p>
          </table:table-cell>
          <table:table-cell/>
          <table:table-cell table:formula="of:=CONCATENATE([$Datos.E15];&quot; &quot;;[$Datos.G6];&quot; &quot;;[$Datos.D6])" office:value-type="string" office:string-value="Umbral Rentabilidad 3000 Casas" calcext:value-type="string">
            <text:p>Umbral Rentabilidad 3000 Casas</text:p>
          </table:table-cell>
        </table:table-row>
        <table:table-row table:style-name="ro1">
          <table:table-cell table:number-columns-repeated="3"/>
          <table:table-cell table:formula="of:=[.D16]" office:value-type="float" office:value="2500" calcext:value-type="float">
            <text:p>2500</text:p>
          </table:table-cell>
          <table:table-cell table:formula="of:=[$Datos.F18]*[$Datos.K8]"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ste total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Para 2000 casas hay beneficio + de 1000 euro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$Datos.G15]"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eficio +</text:p>
          </table:table-cell>
          <table:table-cell/>
          <table:table-cell table:formula="of:=[.G21]" office:value-type="float" office:value="1500" calcext:value-type="float">
            <text:p>1500</text:p>
          </table:table-cell>
          <table:table-cell table:style-name="ce11" table:formula="of:=MAX([$Demostración.C12:.F12])" office:value-type="currency" office:currency="EUR" office:value="15000" calcext:value-type="currency">
            <text:p>15,000.00 €</text:p>
          </table:table-cell>
          <table:table-cell table:style-name="ce11" table:formula="of:=MAX([$Demostración.D18:.F18])" office:value-type="currency" office:currency="EUR" office:value="7" calcext:value-type="currency">
            <text:p>7.00 €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érdid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eneficio=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0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0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number:currency-style style:name="N10124P0" style:volatile="true" number:language="en" number:country="GB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8:37:14.1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0:25:42.307000000</meta:creation-date>
    <dc:date>2024-10-29T10:31:25.895000000</dc:date>
    <meta:editing-duration>PT3H14M16S</meta:editing-duration>
    <meta:editing-cycles>3</meta:editing-cycles>
    <meta:generator>LibreOffice/7.6.4.1$Windows_X86_64 LibreOffice_project/e19e193f88cd6c0525a17fb7a176ed8e6a3e2aa1</meta:generator>
    <meta:document-statistic meta:table-count="4" meta:cell-count="99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2.98cm" style:legend-expansion="high" chart:style-name="ch2"/>
        <chart:plot-area chart:style-name="ch3" table:cell-range-address="Demostración.B9:Demostración.B13 Auxiliar.C12:Auxiliar.F12 Demostración.C9:Demostración.F12 Auxiliar.H21:Auxiliar.H22 Auxiliar.E16:Auxiliar.E17" chart:data-source-has-labels="both" svg:x="0.32cm" svg:y="0.18cm" svg:width="11.529cm" svg:height="8.64cm">
          <chart:coordinate-region svg:x="2.441cm" svg:y="0.375cm" svg:width="9.018cm" svg:height="7.806cm"/>
          <chart:axis chart:dimension="x" chart:name="primary-x" chart:style-name="ch4" chartooo:axis-type="auto">
            <chart:categories table:cell-range-address="Demostración.B9:Demostración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mostración.C9:Demostración.F9" chart:label-cell-address="Demostración.B9:Demostración.B9" chart:class="chart:scatter">
            <chart:domain table:cell-range-address="Auxiliar.C12:Auxiliar.F12"/>
            <chart:data-point chart:repeated="4"/>
          </chart:series>
          <chart:series chart:style-name="ch8" chart:values-cell-range-address="Auxiliar.H21:Auxiliar.H22" loext:label-string="umbral" chart:class="chart:scatter">
            <chart:domain table:cell-range-address="Auxiliar.G21:Auxiliar.G22"/>
            <chart:data-point chart:repeated="2"/>
          </chart:series>
          <chart:series chart:style-name="ch9" chart:values-cell-range-address="Auxiliar.E16:Auxiliar.E17" loext:label-string="rango_beneficio" chart:class="chart:scatter">
            <chart:domain table:cell-range-address="Auxiliar.D16:Auxiliar.D17"/>
            <chart:data-point chart:repeated="2"/>
          </chart:series>
          <chart:series chart:style-name="ch10" chart:values-cell-range-address="Demostración.C10:Demostración.F10" chart:label-cell-address="Demostración.B10:Demostración.B10" chart:class="chart:scatter">
            <chart:data-point chart:repeated="4"/>
          </chart:series>
          <chart:series chart:style-name="ch11" chart:values-cell-range-address="Demostración.C11:Demostración.F11" chart:label-cell-address="Demostración.B11:Demostración.B11" chart:class="chart:scatter">
            <chart:data-point chart:repeated="4"/>
          </chart:series>
          <chart:series chart:style-name="ch12" chart:values-cell-range-address="Demostración.C12:Demostración.F12" chart:label-cell-address="Demostración.B12:Demostración.B1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2</text:p>
              </table:table-cell>
              <table:table-cell office:value-type="string">
                <text:p>C Fijo</text:p>
                <draw:g>
                  <svg:desc>Demostración.B9:Demostración.B9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umbral</text:p>
              </table:table-cell>
              <table:table-cell office:value-type="string">
                <text:p>Columna D</text:p>
              </table:table-cell>
              <table:table-cell office:value-type="string">
                <text:p>rango_beneficio</text:p>
              </table:table-cell>
              <table:table-cell office:value-type="string">
                <text:p>C Variable</text:p>
                <draw:g>
                  <svg:desc>Demostración.B10:Demostración.B10</svg:desc>
                </draw:g>
              </table:table-cell>
              <table:table-cell office:value-type="string">
                <text:p>C Total</text:p>
                <draw:g>
                  <svg:desc>Demostración.B11:Demostración.B11</svg:desc>
                </draw:g>
              </table:table-cell>
              <table:table-cell office:value-type="string">
                <text:p>Ingreso</text:p>
                <draw:g>
                  <svg:desc>Demostración.B12:Demostración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 Fijo</text:p>
                <draw:g>
                  <svg:desc>Demostración.B9:Demostración.B13</svg:desc>
                </draw:g>
              </table:table-cell>
              <table:table-cell office:value-type="float" office:value="0">
                <text:p>0</text:p>
                <draw:g>
                  <svg:desc>Auxiliar.C12:Auxiliar.F12</svg:desc>
                </draw:g>
              </table:table-cell>
              <table:table-cell office:value-type="float" office:value="3000">
                <text:p>3000</text:p>
                <draw:g>
                  <svg:desc>Demostración.C9:Demostración.F9</svg:desc>
                </draw:g>
              </table:table-cell>
              <table:table-cell office:value-type="float" office:value="1500">
                <text:p>1500</text:p>
                <draw:g>
                  <svg:desc>Auxiliar.G21:Auxiliar.G22</svg:desc>
                </draw:g>
              </table:table-cell>
              <table:table-cell office:value-type="float" office:value="0">
                <text:p>0</text:p>
                <draw:g>
                  <svg:desc>Auxiliar.H21:Auxiliar.H22</svg:desc>
                </draw:g>
              </table:table-cell>
              <table:table-cell office:value-type="float" office:value="2500">
                <text:p>2500</text:p>
                <draw:g>
                  <svg:desc>Auxiliar.D16:Auxiliar.D17</svg:desc>
                </draw:g>
              </table:table-cell>
              <table:table-cell office:value-type="float" office:value="10500">
                <text:p>10500</text:p>
                <draw:g>
                  <svg:desc>Auxiliar.E16:Auxiliar.E17</svg:desc>
                </draw:g>
              </table:table-cell>
              <table:table-cell office:value-type="float" office:value="0">
                <text:p>0</text:p>
                <draw:g>
                  <svg:desc>Demostración.C10:Demostración.F10</svg:desc>
                </draw:g>
              </table:table-cell>
              <table:table-cell office:value-type="float" office:value="3000">
                <text:p>3000</text:p>
                <draw:g>
                  <svg:desc>Demostración.C11:Demostración.F11</svg:desc>
                </draw:g>
              </table:table-cell>
              <table:table-cell office:value-type="float" office:value="0">
                <text:p>0</text:p>
                <draw:g>
                  <svg:desc>Demostración.C12:Demostración.F12</svg:desc>
                </draw:g>
              </table:table-cell>
            </table:table-row>
            <table:table-row>
              <table:table-cell office:value-type="string">
                <text:p>C Variable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1500">
                <text:p>1500</text:p>
              </table:table-cell>
              <table:table-cell office:value-type="float" office:value="15000">
                <text:p>15000</text:p>
              </table:table-cell>
              <table:table-cell office:value-type="float" office:value="2500">
                <text:p>2500</text:p>
              </table:table-cell>
              <table:table-cell office:value-type="float" office:value="12500">
                <text:p>12500</text:p>
              </table:table-cell>
              <table:table-cell office:value-type="float" office:value="2250">
                <text:p>2250</text:p>
              </table:table-cell>
              <table:table-cell office:value-type="float" office:value="5250">
                <text:p>525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C Total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">
                <text:p>4500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Ingreso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8cm" svg:y="2.98cm" style:legend-expansion="high" chart:style-name="ch2"/>
        <chart:plot-area chart:style-name="ch3" table:cell-range-address="Auxiliar.D12:Auxiliar.F12 Demostración.D17:Demostración.F19 Demostración.D20:Demostración.F20 Auxiliar.I21:Auxiliar.I22 Demostración.C16:Demostración.F16" chart:data-source-has-labels="row" svg:x="0.32cm" svg:y="0.18cm" svg:width="12.94cm" svg:height="8.64cm">
          <chart:coordinate-region svg:x="1.682cm" svg:y="0.375cm" svg:width="11.188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D17:Demostración.F17" loext:label-string="cvm" chart:class="chart:scatter">
            <chart:domain table:cell-range-address="Auxiliar.D12:Auxiliar.F12"/>
            <chart:data-point chart:repeated="3"/>
          </chart:series>
          <chart:series chart:style-name="ch8" chart:values-cell-range-address="Demostración.D20:Demostración.F20" loext:label-string="bm" chart:class="chart:scatter">
            <chart:data-point chart:repeated="3"/>
          </chart:series>
          <chart:series chart:style-name="ch9" chart:values-cell-range-address="Auxiliar.I21:Auxiliar.I22" loext:label-string="umbral" chart:class="chart:scatter">
            <chart:domain table:cell-range-address="Auxiliar.G21:Auxiliar.G22"/>
            <chart:data-point chart:repeated="2"/>
          </chart:series>
          <chart:series chart:style-name="ch10" chart:values-cell-range-address="Demostración.D18:Demostración.F18" loext:label-string="ctm" chart:class="chart:scatter">
            <chart:data-point chart:repeated="3"/>
          </chart:series>
          <chart:series chart:style-name="ch11" chart:values-cell-range-address="Demostración.D19:Demostración.F19" loext:label-string="im" chart:class="chart:scatter">
            <chart:data-point chart:repeated="3"/>
          </chart:series>
          <chart:series chart:style-name="ch12" chart:values-cell-range-address="Demostración.C16:Demostración.F16" loext:label-string="cfm" chart:class="chart:scatter">
            <chart:domain table:cell-range-address="Auxiliar.C12:Auxiliar.F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12</text:p>
              </table:table-cell>
              <table:table-cell office:value-type="string">
                <text:p>cvm</text:p>
              </table:table-cell>
              <table:table-cell office:value-type="string">
                <text:p>bm</text:p>
              </table:table-cell>
              <table:table-cell office:value-type="string">
                <text:p>Columna G</text:p>
              </table:table-cell>
              <table:table-cell office:value-type="string">
                <text:p>umbral</text:p>
              </table:table-cell>
              <table:table-cell office:value-type="string">
                <text:p>ctm</text:p>
              </table:table-cell>
              <table:table-cell office:value-type="string">
                <text:p>im</text:p>
              </table:table-cell>
              <table:table-cell office:value-type="string">
                <text:p>Fila 12</text:p>
              </table:table-cell>
              <table:table-cell office:value-type="string">
                <text:p>cf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Auxiliar.D12:Auxiliar.F12</svg:desc>
                </draw:g>
              </table:table-cell>
              <table:table-cell office:value-type="float" office:value="3">
                <text:p>3</text:p>
                <draw:g>
                  <svg:desc>Demostración.D17:Demostración.F17</svg:desc>
                </draw:g>
              </table:table-cell>
              <table:table-cell office:value-type="float" office:value="-2">
                <text:p>-2</text:p>
                <draw:g>
                  <svg:desc>Demostración.D20:Demostración.F20</svg:desc>
                </draw:g>
              </table:table-cell>
              <table:table-cell office:value-type="float" office:value="1500">
                <text:p>1500</text:p>
                <draw:g>
                  <svg:desc>Auxiliar.G21:Auxiliar.G22</svg:desc>
                </draw:g>
              </table:table-cell>
              <table:table-cell office:value-type="float" office:value="0">
                <text:p>0</text:p>
                <draw:g>
                  <svg:desc>Auxiliar.I21:Auxiliar.I22</svg:desc>
                </draw:g>
              </table:table-cell>
              <table:table-cell office:value-type="float" office:value="7">
                <text:p>7</text:p>
                <draw:g>
                  <svg:desc>Demostración.D18:Demostración.F18</svg:desc>
                </draw:g>
              </table:table-cell>
              <table:table-cell office:value-type="float" office:value="5">
                <text:p>5</text:p>
                <draw:g>
                  <svg:desc>Demostración.D19:Demostración.F19</svg:desc>
                </draw:g>
              </table:table-cell>
              <table:table-cell office:value-type="float" office:value="0">
                <text:p>0</text:p>
                <draw:g>
                  <svg:desc>Auxiliar.C12:Auxiliar.F12</svg:desc>
                </draw:g>
              </table:table-cell>
              <table:table-cell office:value-type="float" office:value="NaN">
                <text:p>NaN</text:p>
                <draw:g>
                  <svg:desc>Demostración.C16:Demostración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